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46"/>
        </table:table-row>
        <table:table-row table:style-name="ro2" table:visibility="collapse">
          <table:table-cell table:style-name="ce2"/>
          <table:table-cell table:style-name="ce5" table:number-columns-repeated="160"/>
          <table:table-cell table:style-name="ce3"/>
          <table:table-cell table:style-name="Default" table:number-columns-repeated="16"/>
          <table:table-cell table:style-name="ce3" table:number-columns-repeated="84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FE6])" office:value-type="float" office:value="761.5">
            <text:p>761,5</text:p>
          </table:table-cell>
          <table:table-cell table:style-name="ce7"/>
          <table:table-cell table:style-name="ce7" table:formula="of:=SUM([.D7:.D30])" office:value-type="float" office:value="7">
            <text:p>7,0</text:p>
          </table:table-cell>
          <table:table-cell table:style-name="ce7" table:formula="of:=SUM([.E7:.E30])" office:value-type="float" office:value="0">
            <text:p>0,0</text:p>
          </table:table-cell>
          <table:table-cell table:style-name="ce7" table:formula="of:=SUM([.F7:.F30])" office:value-type="float" office:value="5.5">
            <text:p>5,5</text:p>
          </table:table-cell>
          <table:table-cell table:style-name="ce7" table:formula="of:=SUM([.G7:.G30])" office:value-type="float" office:value="6">
            <text:p>6,0</text:p>
          </table:table-cell>
          <table:table-cell table:style-name="ce7" table:formula="of:=SUM([.H7:.H30])" office:value-type="float" office:value="0">
            <text:p>0,0</text:p>
          </table:table-cell>
          <table:table-cell table:style-name="ce7" table:formula="of:=SUM([.I7:.I30])" office:value-type="float" office:value="0">
            <text:p>0,0</text:p>
          </table:table-cell>
          <table:table-cell table:style-name="ce7" table:formula="of:=SUM([.J7:.J30])" office:value-type="float" office:value="5.5">
            <text:p>5,5</text:p>
          </table:table-cell>
          <table:table-cell table:style-name="ce7" table:formula="of:=SUM([.K7:.K30])" office:value-type="float" office:value="6">
            <text:p>6,0</text:p>
          </table:table-cell>
          <table:table-cell table:style-name="ce7" table:formula="of:=SUM([.L7:.L30])" office:value-type="float" office:value="8.5">
            <text:p>8,5</text:p>
          </table:table-cell>
          <table:table-cell table:style-name="ce7" table:formula="of:=SUM([.M7:.M30])" office:value-type="float" office:value="2.5">
            <text:p>2,5</text:p>
          </table:table-cell>
          <table:table-cell table:style-name="ce7" table:formula="of:=SUM([.N7:.N30])" office:value-type="float" office:value="0">
            <text:p>0,0</text:p>
          </table:table-cell>
          <table:table-cell table:style-name="ce7" table:formula="of:=SUM([.O7:.O30])" office:value-type="float" office:value="0">
            <text:p>0,0</text:p>
          </table:table-cell>
          <table:table-cell table:style-name="ce7" table:formula="of:=SUM([.P7:.P30])" office:value-type="float" office:value="0">
            <text:p>0,0</text:p>
          </table:table-cell>
          <table:table-cell table:style-name="ce7" table:formula="of:=SUM([.Q7:.Q30])" office:value-type="float" office:value="3">
            <text:p>3,0</text:p>
          </table:table-cell>
          <table:table-cell table:style-name="ce7" table:formula="of:=SUM([.R7:.R30])" office:value-type="float" office:value="6.5">
            <text:p>6,5</text:p>
          </table:table-cell>
          <table:table-cell table:style-name="ce7" table:formula="of:=SUM([.S7:.S30])" office:value-type="float" office:value="6">
            <text:p>6,0</text:p>
          </table:table-cell>
          <table:table-cell table:style-name="ce7" table:formula="of:=SUM([.T7:.T30])" office:value-type="float" office:value="9.5">
            <text:p>9,5</text:p>
          </table:table-cell>
          <table:table-cell table:style-name="ce7" table:formula="of:=SUM([.U7:.U30])" office:value-type="float" office:value="6">
            <text:p>6,0</text:p>
          </table:table-cell>
          <table:table-cell table:style-name="ce7" table:formula="of:=SUM([.V7:.V30])" office:value-type="float" office:value="0">
            <text:p>0,0</text:p>
          </table:table-cell>
          <table:table-cell table:style-name="ce7" table:formula="of:=SUM([.W7:.W30])" office:value-type="float" office:value="0">
            <text:p>0,0</text:p>
          </table:table-cell>
          <table:table-cell table:style-name="ce7" table:formula="of:=SUM([.X7:.X30])" office:value-type="float" office:value="8.5">
            <text:p>8,5</text:p>
          </table:table-cell>
          <table:table-cell table:style-name="ce7" table:formula="of:=SUM([.Y7:.Y30])" office:value-type="float" office:value="8">
            <text:p>8,0</text:p>
          </table:table-cell>
          <table:table-cell table:style-name="ce7" table:formula="of:=SUM([.Z7:.Z30])" office:value-type="float" office:value="5">
            <text:p>5,0</text:p>
          </table:table-cell>
          <table:table-cell table:style-name="ce7" table:formula="of:=SUM([.AA7:.AA30])" office:value-type="float" office:value="8.5">
            <text:p>8,5</text:p>
          </table:table-cell>
          <table:table-cell table:style-name="ce7" table:formula="of:=SUM([.AB7:.AB30])" office:value-type="float" office:value="6">
            <text:p>6,0</text:p>
          </table:table-cell>
          <table:table-cell table:style-name="ce7" table:formula="of:=SUM([.AC7:.AC30])" office:value-type="float" office:value="0.5">
            <text:p>0,5</text:p>
          </table:table-cell>
          <table:table-cell table:style-name="ce7" table:formula="of:=SUM([.AD7:.AD30])" office:value-type="float" office:value="0">
            <text:p>0,0</text:p>
          </table:table-cell>
          <table:table-cell table:style-name="ce7" table:formula="of:=SUM([.AE7:.AE30])" office:value-type="float" office:value="6.5">
            <text:p>6,5</text:p>
          </table:table-cell>
          <table:table-cell table:style-name="ce7" table:formula="of:=SUM([.AF7:.AF30])" office:value-type="float" office:value="8">
            <text:p>8,0</text:p>
          </table:table-cell>
          <table:table-cell table:style-name="ce7" table:formula="of:=SUM([.AG7:.AG30])" office:value-type="float" office:value="4">
            <text:p>4,0</text:p>
          </table:table-cell>
          <table:table-cell table:style-name="ce7" table:formula="of:=SUM([.AH7:.AH30])" office:value-type="float" office:value="9">
            <text:p>9,0</text:p>
          </table:table-cell>
          <table:table-cell table:style-name="ce7" table:formula="of:=SUM([.AI7:.AI30])" office:value-type="float" office:value="8">
            <text:p>8,0</text:p>
          </table:table-cell>
          <table:table-cell table:style-name="ce7" table:formula="of:=SUM([.AJ7:.AJ30])" office:value-type="float" office:value="0">
            <text:p>0,0</text:p>
          </table:table-cell>
          <table:table-cell table:style-name="ce7" table:formula="of:=SUM([.AK7:.AK30])" office:value-type="float" office:value="0">
            <text:p>0,0</text:p>
          </table:table-cell>
          <table:table-cell table:style-name="ce7" table:formula="of:=SUM([.AL7:.AL30])" office:value-type="float" office:value="5.5">
            <text:p>5,5</text:p>
          </table:table-cell>
          <table:table-cell table:style-name="ce7" table:formula="of:=SUM([.AM7:.AM30])" office:value-type="float" office:value="7.5">
            <text:p>7,5</text:p>
          </table:table-cell>
          <table:table-cell table:style-name="ce7" table:formula="of:=SUM([.AN7:.AN30])" office:value-type="float" office:value="4">
            <text:p>4,0</text:p>
          </table:table-cell>
          <table:table-cell table:style-name="ce7" table:formula="of:=SUM([.AO7:.AO30])" office:value-type="float" office:value="10">
            <text:p>10,0</text:p>
          </table:table-cell>
          <table:table-cell table:style-name="ce7" table:formula="of:=SUM([.AP7:.AP30])" office:value-type="float" office:value="9">
            <text:p>9,0</text:p>
          </table:table-cell>
          <table:table-cell table:style-name="ce7" table:formula="of:=SUM([.AQ7:.AQ30])" office:value-type="float" office:value="0">
            <text:p>0,0</text:p>
          </table:table-cell>
          <table:table-cell table:style-name="ce7" table:formula="of:=SUM([.AR7:.AR30])" office:value-type="float" office:value="0">
            <text:p>0,0</text:p>
          </table:table-cell>
          <table:table-cell table:style-name="ce7" table:formula="of:=SUM([.AS7:.AS30])" office:value-type="float" office:value="5">
            <text:p>5,0</text:p>
          </table:table-cell>
          <table:table-cell table:style-name="ce7" table:formula="of:=SUM([.AT7:.AT30])" office:value-type="float" office:value="11">
            <text:p>11,0</text:p>
          </table:table-cell>
          <table:table-cell table:style-name="ce7" table:formula="of:=SUM([.AU7:.AU30])" office:value-type="float" office:value="10.5">
            <text:p>10,5</text:p>
          </table:table-cell>
          <table:table-cell table:style-name="ce7" table:formula="of:=SUM([.AV7:.AV30])" office:value-type="float" office:value="8">
            <text:p>8,0</text:p>
          </table:table-cell>
          <table:table-cell table:style-name="ce7" table:formula="of:=SUM([.AW7:.AW30])" office:value-type="float" office:value="10">
            <text:p>10,0</text:p>
          </table:table-cell>
          <table:table-cell table:style-name="ce7" table:formula="of:=SUM([.AX7:.AX30])" office:value-type="float" office:value="0">
            <text:p>0,0</text:p>
          </table:table-cell>
          <table:table-cell table:style-name="ce7" table:formula="of:=SUM([.AY7:.AY30])" office:value-type="float" office:value="0">
            <text:p>0,0</text:p>
          </table:table-cell>
          <table:table-cell table:style-name="ce7" table:formula="of:=SUM([.AZ7:.AZ30])" office:value-type="float" office:value="0">
            <text:p>0,0</text:p>
          </table:table-cell>
          <table:table-cell table:style-name="ce7" table:formula="of:=SUM([.BA7:.BA30])" office:value-type="float" office:value="9.5">
            <text:p>9,5</text:p>
          </table:table-cell>
          <table:table-cell table:style-name="ce7" table:formula="of:=SUM([.BB7:.BB30])" office:value-type="float" office:value="4.5">
            <text:p>4,5</text:p>
          </table:table-cell>
          <table:table-cell table:style-name="ce7" table:formula="of:=SUM([.BC7:.BC30])" office:value-type="float" office:value="9">
            <text:p>9,0</text:p>
          </table:table-cell>
          <table:table-cell table:style-name="ce7" table:formula="of:=SUM([.BD7:.BD30])" office:value-type="float" office:value="7">
            <text:p>7,0</text:p>
          </table:table-cell>
          <table:table-cell table:style-name="ce7" table:formula="of:=SUM([.BE7:.BE30])" office:value-type="float" office:value="0">
            <text:p>0,0</text:p>
          </table:table-cell>
          <table:table-cell table:style-name="ce7" table:formula="of:=SUM([.BF7:.BF30])" office:value-type="float" office:value="0">
            <text:p>0,0</text:p>
          </table:table-cell>
          <table:table-cell table:style-name="ce7" table:formula="of:=SUM([.BG7:.BG30])" office:value-type="float" office:value="6">
            <text:p>6,0</text:p>
          </table:table-cell>
          <table:table-cell table:style-name="ce7" table:formula="of:=SUM([.BH7:.BH30])" office:value-type="float" office:value="6.5">
            <text:p>6,5</text:p>
          </table:table-cell>
          <table:table-cell table:style-name="ce7" table:formula="of:=SUM([.BI7:.BI30])" office:value-type="float" office:value="5.5">
            <text:p>5,5</text:p>
          </table:table-cell>
          <table:table-cell table:style-name="ce7" table:formula="of:=SUM([.BJ7:.BJ30])" office:value-type="float" office:value="9">
            <text:p>9,0</text:p>
          </table:table-cell>
          <table:table-cell table:style-name="ce7" table:formula="of:=SUM([.BK7:.BK30])" office:value-type="float" office:value="8">
            <text:p>8,0</text:p>
          </table:table-cell>
          <table:table-cell table:style-name="ce7" table:formula="of:=SUM([.BL7:.BL30])" office:value-type="float" office:value="1.5">
            <text:p>1,5</text:p>
          </table:table-cell>
          <table:table-cell table:style-name="ce7" table:formula="of:=SUM([.BM7:.BM30])" office:value-type="float" office:value="3.5">
            <text:p>3,5</text:p>
          </table:table-cell>
          <table:table-cell table:style-name="ce7" table:formula="of:=SUM([.BN7:.BN30])" office:value-type="float" office:value="8.5">
            <text:p>8,5</text:p>
          </table:table-cell>
          <table:table-cell table:style-name="ce7" table:formula="of:=SUM([.BO7:.BO30])" office:value-type="float" office:value="5.5">
            <text:p>5,5</text:p>
          </table:table-cell>
          <table:table-cell table:style-name="ce7" table:formula="of:=SUM([.BP7:.BP30])" office:value-type="float" office:value="7">
            <text:p>7,0</text:p>
          </table:table-cell>
          <table:table-cell table:style-name="ce7" table:formula="of:=SUM([.BQ7:.BQ30])" office:value-type="float" office:value="7.5">
            <text:p>7,5</text:p>
          </table:table-cell>
          <table:table-cell table:style-name="ce7" table:formula="of:=SUM([.BR7:.BR30])" office:value-type="float" office:value="8">
            <text:p>8,0</text:p>
          </table:table-cell>
          <table:table-cell table:style-name="ce7" table:formula="of:=SUM([.BS7:.BS30])" office:value-type="float" office:value="0">
            <text:p>0,0</text:p>
          </table:table-cell>
          <table:table-cell table:style-name="ce7" table:formula="of:=SUM([.BT7:.BT30])" office:value-type="float" office:value="4.5">
            <text:p>4,5</text:p>
          </table:table-cell>
          <table:table-cell table:style-name="ce7" table:formula="of:=SUM([.BU7:.BU30])" office:value-type="float" office:value="6.5">
            <text:p>6,5</text:p>
          </table:table-cell>
          <table:table-cell table:style-name="ce7" table:formula="of:=SUM([.BV7:.BV30])" office:value-type="float" office:value="0">
            <text:p>0,0</text:p>
          </table:table-cell>
          <table:table-cell table:style-name="ce7" table:formula="of:=SUM([.BW7:.BW30])" office:value-type="float" office:value="8">
            <text:p>8,0</text:p>
          </table:table-cell>
          <table:table-cell table:style-name="ce7" table:formula="of:=SUM([.BX7:.BX30])" office:value-type="float" office:value="7">
            <text:p>7,0</text:p>
          </table:table-cell>
          <table:table-cell table:style-name="ce7" table:formula="of:=SUM([.BY7:.BY30])" office:value-type="float" office:value="2">
            <text:p>2,0</text:p>
          </table:table-cell>
          <table:table-cell table:style-name="ce7" table:formula="of:=SUM([.BZ7:.BZ30])" office:value-type="float" office:value="0">
            <text:p>0,0</text:p>
          </table:table-cell>
          <table:table-cell table:style-name="ce7" table:formula="of:=SUM([.CA7:.CA30])" office:value-type="float" office:value="0">
            <text:p>0,0</text:p>
          </table:table-cell>
          <table:table-cell table:style-name="ce7" table:formula="of:=SUM([.CB7:.CB30])" office:value-type="float" office:value="1.5">
            <text:p>1,5</text:p>
          </table:table-cell>
          <table:table-cell table:style-name="ce7" table:formula="of:=SUM([.CC7:.CC30])" office:value-type="float" office:value="6">
            <text:p>6,0</text:p>
          </table:table-cell>
          <table:table-cell table:style-name="ce7" table:formula="of:=SUM([.CD7:.CD30])" office:value-type="float" office:value="7.5">
            <text:p>7,5</text:p>
          </table:table-cell>
          <table:table-cell table:style-name="ce7" table:formula="of:=SUM([.CE7:.CE30])" office:value-type="float" office:value="9.5">
            <text:p>9,5</text:p>
          </table:table-cell>
          <table:table-cell table:style-name="ce7" table:formula="of:=SUM([.CF7:.CF30])" office:value-type="float" office:value="0">
            <text:p>0,0</text:p>
          </table:table-cell>
          <table:table-cell table:style-name="ce7" table:formula="of:=SUM([.CG7:.CG30])" office:value-type="float" office:value="3">
            <text:p>3,0</text:p>
          </table:table-cell>
          <table:table-cell table:style-name="ce7" table:formula="of:=SUM([.CH7:.CH30])" office:value-type="float" office:value="0">
            <text:p>0,0</text:p>
          </table:table-cell>
          <table:table-cell table:style-name="ce7" table:formula="of:=SUM([.CI7:.CI30])" office:value-type="float" office:value="1.5">
            <text:p>1,5</text:p>
          </table:table-cell>
          <table:table-cell table:style-name="ce7" table:formula="of:=SUM([.CJ7:.CJ30])" office:value-type="float" office:value="7.5">
            <text:p>7,5</text:p>
          </table:table-cell>
          <table:table-cell table:style-name="ce7" table:formula="of:=SUM([.CK7:.CK30])" office:value-type="float" office:value="9.5">
            <text:p>9,5</text:p>
          </table:table-cell>
          <table:table-cell table:style-name="ce7" table:formula="of:=SUM([.CL7:.CL30])" office:value-type="float" office:value="10">
            <text:p>10,0</text:p>
          </table:table-cell>
          <table:table-cell table:style-name="ce7" table:formula="of:=SUM([.CM7:.CM30])" office:value-type="float" office:value="9">
            <text:p>9,0</text:p>
          </table:table-cell>
          <table:table-cell table:style-name="ce7" table:formula="of:=SUM([.CN7:.CN30])" office:value-type="float" office:value="0">
            <text:p>0,0</text:p>
          </table:table-cell>
          <table:table-cell table:style-name="ce7" table:formula="of:=SUM([.CO7:.CO30])" office:value-type="float" office:value="1.5">
            <text:p>1,5</text:p>
          </table:table-cell>
          <table:table-cell table:style-name="ce7" table:formula="of:=SUM([.CP7:.CP30])" office:value-type="float" office:value="2">
            <text:p>2,0</text:p>
          </table:table-cell>
          <table:table-cell table:style-name="ce7" table:formula="of:=SUM([.CQ7:.CQ30])" office:value-type="float" office:value="7">
            <text:p>7,0</text:p>
          </table:table-cell>
          <table:table-cell table:style-name="ce7" table:formula="of:=SUM([.CR7:.CR30])" office:value-type="float" office:value="10">
            <text:p>10,0</text:p>
          </table:table-cell>
          <table:table-cell table:style-name="ce7" table:formula="of:=SUM([.CS7:.CS30])" office:value-type="float" office:value="9.5">
            <text:p>9,5</text:p>
          </table:table-cell>
          <table:table-cell table:style-name="ce7" table:formula="of:=SUM([.CT7:.CT30])" office:value-type="float" office:value="0">
            <text:p>0,0</text:p>
          </table:table-cell>
          <table:table-cell table:style-name="ce7" table:formula="of:=SUM([.CU7:.CU30])" office:value-type="float" office:value="0">
            <text:p>0,0</text:p>
          </table:table-cell>
          <table:table-cell table:style-name="ce7" table:formula="of:=SUM([.CV7:.CV30])" office:value-type="float" office:value="0">
            <text:p>0,0</text:p>
          </table:table-cell>
          <table:table-cell table:style-name="ce7" table:formula="of:=SUM([.CW7:.CW30])" office:value-type="float" office:value="11">
            <text:p>11,0</text:p>
          </table:table-cell>
          <table:table-cell table:style-name="ce7" table:formula="of:=SUM([.CX7:.CX30])" office:value-type="float" office:value="11">
            <text:p>11,0</text:p>
          </table:table-cell>
          <table:table-cell table:style-name="ce7" table:formula="of:=SUM([.CY7:.CY30])" office:value-type="float" office:value="8.5">
            <text:p>8,5</text:p>
          </table:table-cell>
          <table:table-cell table:style-name="ce7" table:formula="of:=SUM([.CZ7:.CZ30])" office:value-type="float" office:value="8.5">
            <text:p>8,5</text:p>
          </table:table-cell>
          <table:table-cell table:style-name="ce7" table:formula="of:=SUM([.DA7:.DA30])" office:value-type="float" office:value="5.5">
            <text:p>5,5</text:p>
          </table:table-cell>
          <table:table-cell table:style-name="ce7" table:formula="of:=SUM([.DB7:.DB30])" office:value-type="float" office:value="2">
            <text:p>2,0</text:p>
          </table:table-cell>
          <table:table-cell table:style-name="ce7" table:formula="of:=SUM([.DC7:.DC30])" office:value-type="float" office:value="0">
            <text:p>0,0</text:p>
          </table:table-cell>
          <table:table-cell table:style-name="ce7" table:formula="of:=SUM([.DD7:.DD30])" office:value-type="float" office:value="7">
            <text:p>7,0</text:p>
          </table:table-cell>
          <table:table-cell table:style-name="ce7" table:formula="of:=SUM([.DE7:.DE30])" office:value-type="float" office:value="8">
            <text:p>8,0</text:p>
          </table:table-cell>
          <table:table-cell table:style-name="ce7" table:formula="of:=SUM([.DF7:.DF30])" office:value-type="float" office:value="9">
            <text:p>9,0</text:p>
          </table:table-cell>
          <table:table-cell table:style-name="ce7" table:formula="of:=SUM([.DG7:.DG30])" office:value-type="float" office:value="8.5">
            <text:p>8,5</text:p>
          </table:table-cell>
          <table:table-cell table:style-name="ce7" table:formula="of:=SUM([.DH7:.DH30])" office:value-type="float" office:value="0">
            <text:p>0,0</text:p>
          </table:table-cell>
          <table:table-cell table:style-name="ce7" table:formula="of:=SUM([.DI7:.DI30])" office:value-type="float" office:value="0">
            <text:p>0,0</text:p>
          </table:table-cell>
          <table:table-cell table:style-name="ce7" table:formula="of:=SUM([.DJ7:.DJ30])" office:value-type="float" office:value="0">
            <text:p>0,0</text:p>
          </table:table-cell>
          <table:table-cell table:style-name="ce7" table:formula="of:=SUM([.DK7:.DK30])" office:value-type="float" office:value="7">
            <text:p>7,0</text:p>
          </table:table-cell>
          <table:table-cell table:style-name="ce7" table:formula="of:=SUM([.DL7:.DL30])" office:value-type="float" office:value="0">
            <text:p>0,0</text:p>
          </table:table-cell>
          <table:table-cell table:style-name="ce7" table:formula="of:=SUM([.DM7:.DM30])" office:value-type="float" office:value="7">
            <text:p>7,0</text:p>
          </table:table-cell>
          <table:table-cell table:style-name="ce7" table:formula="of:=SUM([.DN7:.DN30])" office:value-type="float" office:value="9.5">
            <text:p>9,5</text:p>
          </table:table-cell>
          <table:table-cell table:style-name="ce7" table:formula="of:=SUM([.DO7:.DO30])" office:value-type="float" office:value="9.5">
            <text:p>9,5</text:p>
          </table:table-cell>
          <table:table-cell table:style-name="ce7" table:formula="of:=SUM([.DP7:.DP30])" office:value-type="float" office:value="1">
            <text:p>1,0</text:p>
          </table:table-cell>
          <table:table-cell table:style-name="ce7" table:formula="of:=SUM([.DQ7:.DQ30])" office:value-type="float" office:value="0">
            <text:p>0,0</text:p>
          </table:table-cell>
          <table:table-cell table:style-name="ce7" table:formula="of:=SUM([.DR7:.DR30])" office:value-type="float" office:value="7.5">
            <text:p>7,5</text:p>
          </table:table-cell>
          <table:table-cell table:style-name="ce7" table:formula="of:=SUM([.DS7:.DS30])" office:value-type="float" office:value="9.5">
            <text:p>9,5</text:p>
          </table:table-cell>
          <table:table-cell table:style-name="ce7" table:formula="of:=SUM([.DT7:.DT30])" office:value-type="float" office:value="8">
            <text:p>8,0</text:p>
          </table:table-cell>
          <table:table-cell table:style-name="ce7" table:formula="of:=SUM([.DU7:.DU30])" office:value-type="float" office:value="8">
            <text:p>8,0</text:p>
          </table:table-cell>
          <table:table-cell table:style-name="ce7" table:formula="of:=SUM([.DV7:.DV30])" office:value-type="float" office:value="8">
            <text:p>8,0</text:p>
          </table:table-cell>
          <table:table-cell table:style-name="ce7" table:formula="of:=SUM([.DW7:.DW30])" office:value-type="float" office:value="0">
            <text:p>0,0</text:p>
          </table:table-cell>
          <table:table-cell table:style-name="ce7" table:formula="of:=SUM([.DX7:.DX30])" office:value-type="float" office:value="0">
            <text:p>0,0</text:p>
          </table:table-cell>
          <table:table-cell table:style-name="ce7" table:formula="of:=SUM([.DY7:.DY30])" office:value-type="float" office:value="0">
            <text:p>0,0</text:p>
          </table:table-cell>
          <table:table-cell table:style-name="ce7" table:formula="of:=SUM([.DZ7:.DZ30])" office:value-type="float" office:value="7">
            <text:p>7,0</text:p>
          </table:table-cell>
          <table:table-cell table:style-name="ce7" table:formula="of:=SUM([.EA7:.EA30])" office:value-type="float" office:value="8">
            <text:p>8,0</text:p>
          </table:table-cell>
          <table:table-cell table:style-name="ce7" table:formula="of:=SUM([.EB7:.EB30])" office:value-type="float" office:value="8">
            <text:p>8,0</text:p>
          </table:table-cell>
          <table:table-cell table:style-name="ce7" table:formula="of:=SUM([.EC7:.EC30])" office:value-type="float" office:value="8">
            <text:p>8,0</text:p>
          </table:table-cell>
          <table:table-cell table:style-name="ce7" table:formula="of:=SUM([.ED7:.ED30])" office:value-type="float" office:value="0">
            <text:p>0,0</text:p>
          </table:table-cell>
          <table:table-cell table:style-name="ce7" table:formula="of:=SUM([.EE7:.EE30])" office:value-type="float" office:value="0">
            <text:p>0,0</text:p>
          </table:table-cell>
          <table:table-cell table:style-name="ce7" table:formula="of:=SUM([.EF7:.EF30])" office:value-type="float" office:value="5">
            <text:p>5,0</text:p>
          </table:table-cell>
          <table:table-cell table:style-name="ce7" table:formula="of:=SUM([.EG7:.EG30])" office:value-type="float" office:value="8">
            <text:p>8,0</text:p>
          </table:table-cell>
          <table:table-cell table:style-name="ce7" table:formula="of:=SUM([.EH7:.EH30])" office:value-type="float" office:value="7">
            <text:p>7,0</text:p>
          </table:table-cell>
          <table:table-cell table:style-name="ce7" table:formula="of:=SUM([.EI7:.EI30])" office:value-type="float" office:value="8">
            <text:p>8,0</text:p>
          </table:table-cell>
          <table:table-cell table:style-name="ce7" table:formula="of:=SUM([.EJ7:.EJ30])" office:value-type="float" office:value="8">
            <text:p>8,0</text:p>
          </table:table-cell>
          <table:table-cell table:style-name="ce7" table:formula="of:=SUM([.EK7:.EK30])" office:value-type="float" office:value="0">
            <text:p>0,0</text:p>
          </table:table-cell>
          <table:table-cell table:style-name="ce7" table:formula="of:=SUM([.EL7:.EL30])" office:value-type="float" office:value="0">
            <text:p>0,0</text:p>
          </table:table-cell>
          <table:table-cell table:style-name="ce7" table:formula="of:=SUM([.EM7:.EM30])" office:value-type="float" office:value="8">
            <text:p>8,0</text:p>
          </table:table-cell>
          <table:table-cell table:style-name="ce7" table:formula="of:=SUM([.EN7:.EN30])" office:value-type="float" office:value="0">
            <text:p>0,0</text:p>
          </table:table-cell>
          <table:table-cell table:style-name="ce7" table:formula="of:=SUM([.EO7:.EO30])" office:value-type="float" office:value="9">
            <text:p>9,0</text:p>
          </table:table-cell>
          <table:table-cell table:style-name="ce7" table:formula="of:=SUM([.EP7:.EP30])" office:value-type="float" office:value="8">
            <text:p>8,0</text:p>
          </table:table-cell>
          <table:table-cell table:style-name="ce7" table:formula="of:=SUM([.EQ7:.EQ30])" office:value-type="float" office:value="7.5">
            <text:p>7,5</text:p>
          </table:table-cell>
          <table:table-cell table:style-name="ce7" table:formula="of:=SUM([.ER7:.ER30])" office:value-type="float" office:value="0">
            <text:p>0,0</text:p>
          </table:table-cell>
          <table:table-cell table:style-name="ce7" table:formula="of:=SUM([.ES7:.ES30])" office:value-type="float" office:value="0">
            <text:p>0,0</text:p>
          </table:table-cell>
          <table:table-cell table:style-name="ce7" table:formula="of:=SUM([.ET7:.ET30])" office:value-type="float" office:value="2">
            <text:p>2,0</text:p>
          </table:table-cell>
          <table:table-cell table:style-name="ce7" table:formula="of:=SUM([.EU7:.EU30])" office:value-type="float" office:value="7.5">
            <text:p>7,5</text:p>
          </table:table-cell>
          <table:table-cell table:style-name="ce7" table:formula="of:=SUM([.EV7:.EV30])" office:value-type="float" office:value="8">
            <text:p>8,0</text:p>
          </table:table-cell>
          <table:table-cell table:style-name="ce7" table:formula="of:=SUM([.EW7:.EW30])" office:value-type="float" office:value="8">
            <text:p>8,0</text:p>
          </table:table-cell>
          <table:table-cell table:style-name="ce7" table:formula="of:=SUM([.EX7:.EX30])" office:value-type="float" office:value="8.5">
            <text:p>8,5</text:p>
          </table:table-cell>
          <table:table-cell table:style-name="ce7" table:formula="of:=SUM([.EY7:.EY30])" office:value-type="float" office:value="0">
            <text:p>0,0</text:p>
          </table:table-cell>
          <table:table-cell table:style-name="ce7" table:formula="of:=SUM([.EZ7:.EZ30])" office:value-type="float" office:value="0">
            <text:p>0,0</text:p>
          </table:table-cell>
          <table:table-cell table:style-name="ce7" table:formula="of:=SUM([.FA7:.FA30])" office:value-type="float" office:value="7">
            <text:p>7,0</text:p>
          </table:table-cell>
          <table:table-cell table:style-name="ce7" table:formula="of:=SUM([.FB7:.FB30])" office:value-type="float" office:value="0">
            <text:p>0,0</text:p>
          </table:table-cell>
          <table:table-cell table:style-name="ce7" table:formula="of:=SUM([.FC7:.FC30])" office:value-type="float" office:value="5">
            <text:p>5,0</text:p>
          </table:table-cell>
          <table:table-cell table:style-name="ce7" table:formula="of:=SUM([.FD7:.FD30])" office:value-type="float" office:value="4">
            <text:p>4,0</text:p>
          </table:table-cell>
          <table:table-cell table:style-name="ce7" table:formula="of:=SUM([.FE7:.FE3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46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59"/>
          <table:table-cell table:style-name="ce8" table:number-columns-repeated="11"/>
          <table:table-cell table:style-name="Default" table:number-columns-repeated="5"/>
          <table:table-cell table:style-name="ce3" table:number-columns-repeated="846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8:.FE8])" office:value-type="float" office:value="21">
            <text:p>2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1" svg:width="2.899cm" svg:height="1.386cm" svg:x="10.262cm" svg:y="4.144cm" draw:caption-point-x="-0.657cm" draw:caption-point-y="-1.376cm">
              <dc:creator>JR</dc:creator>
              <dc:date>2015-07-23T00:00:00</dc:date>
              <text:p text:style-name="P1">Clean base/authors/mysql port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14.896cm" svg:y="3.63cm" draw:caption-point-x="1.484cm" draw:caption-point-y="-0.862cm">
              <dc:creator>JR</dc:creator>
              <dc:date>2015-07-20T00:00:00</dc:date>
              <text:p text:style-name="P2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846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9:.FE9])" office:value-type="float" office:value="19">
            <text:p>19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1.386cm" svg:x="8.286cm" svg:y="6.119cm" draw:caption-point-x="1.319cm" draw:caption-point-y="-2.712cm">
              <dc:creator>JR</dc:creator>
              <dc:date>2015-07-23T00:00:00</dc:date>
              <text:p text:style-name="P1">Calib graphs/linear param points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21.529cm" svg:y="4.384cm" draw:caption-point-x="1.625cm" draw:caption-point-y="-0.978cm">
              <dc:creator>JR</dc:creator>
              <dc:date>2015-07-20T00:00:00</dc:date>
              <text:p text:style-name="P2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1" svg:width="2.899cm" svg:height="0.991cm" svg:x="77.018cm" svg:y="4.541cm" draw:caption-point-x="0.331cm" draw:caption-point-y="-1.135cm">
              <dc:creator>JR</dc:creator>
              <dc:date>2015-06-23T00:00:00</dc:date>
              <text:p text:style-name="P2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46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0:.FE10])" office:value-type="float" office:value="19">
            <text:p>19,0</text:p>
          </table:table-cell>
          <table:table-cell table:style-name="ce7" table:number-columns-repeated="24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75.301cm" svg:y="5.483cm" draw:caption-point-x="2.048cm" draw:caption-point-y="-1.439cm">
              <dc:creator>JR</dc:creator>
              <dc:date>2015-06-23T00:00:00</dc:date>
              <text:p text:style-name="P2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417cm" svg:height="0.991cm" svg:x="90.897cm" svg:y="4.804cm" draw:caption-point-x="2.259cm" draw:caption-point-y="-0.76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46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1:.FE11])" office:value-type="float" office:value="14.5">
            <text:p>14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4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2:.FE12])" office:value-type="float" office:value="10">
            <text:p>10,0</text:p>
          </table:table-cell>
          <table:table-cell table:style-name="ce7" table:number-columns-repeated="6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46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3:.FE13])" office:value-type="float" office:value="5">
            <text:p>5,0</text:p>
          </table:table-cell>
          <table:table-cell table:style-name="ce7" table:number-columns-repeated="22"/>
          <table:table-cell table:style-name="ce7" office:value-type="float" office:value="1.5">
            <office:annotation office:display="true" draw:style-name="gr2" draw:text-style-name="P1" svg:width="2.899cm" svg:height="0.991cm" svg:x="55.26cm" svg:y="6.806cm" draw:caption-point-x="1.766cm" draw:caption-point-y="-0.848cm">
              <dc:creator>JR</dc:creator>
              <dc:date>2015-07-02T00:00:00</dc:date>
              <text:p text:style-name="P2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46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4:.FE14])" office:value-type="float" office:value="13">
            <text:p>13,0</text:p>
          </table:table-cell>
          <table:table-cell table:style-name="ce7" table:number-columns-repeated="8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46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5:.FE15])" office:value-type="float" office:value="4.5">
            <text:p>4,5</text:p>
          </table:table-cell>
          <table:table-cell table:style-name="ce7" table:number-columns-repeated="87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46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6:.FE16])" office:value-type="float" office:value="5">
            <text:p>5,0</text:p>
          </table:table-cell>
          <table:table-cell table:style-name="ce7" table:number-columns-repeated="9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46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7:.FE17])" office:value-type="float" office:value="24.5">
            <text:p>24,5</text:p>
          </table:table-cell>
          <table:table-cell table:style-name="ce7" table:number-columns-repeated="79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46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8:.FE18])" office:value-type="float" office:value="36">
            <text:p>36,0</text:p>
          </table:table-cell>
          <table:table-cell table:style-name="ce7" table:number-columns-repeated="5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46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9:.FE19])" office:value-type="float" office:value="91.5">
            <text:p>9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55.778cm" svg:y="9.675cm" draw:caption-point-x="1.248cm" draw:caption-point-y="0.796cm">
              <dc:creator>JR</dc:creator>
              <dc:date>2015-07-02T00:00:00</dc:date>
              <text:p text:style-name="P2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57.024cm" svg:y="11.459cm" draw:caption-point-x="2.26cm" draw:caption-point-y="-0.988cm">
              <dc:creator>JR</dc:creator>
              <dc:date>2015-07-02T00:00:00</dc:date>
              <text:p text:style-name="P2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62.152cm" svg:y="8.974cm" draw:caption-point-x="-0.61cm" draw:caption-point-y="1.497cm">
              <dc:creator>JR</dc:creator>
              <dc:date>2015-06-30T00:00:00</dc:date>
              <text:p text:style-name="P2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46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0:.FE20])" office:value-type="float" office:value="79">
            <text:p>79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1" svg:width="2.899cm" svg:height="0.669cm" svg:x="28.28cm" svg:y="9.786cm" draw:caption-point-x="-0.61cm" draw:caption-point-y="1.505cm">
              <dc:creator>JR</dc:creator>
              <dc:date>2015-07-15T00:00:00</dc:date>
              <text:p text:style-name="P2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1" svg:width="2.899cm" svg:height="0.669cm" svg:x="43.923cm" svg:y="12.322cm" draw:caption-point-x="1.813cm" draw:caption-point-y="-1.031cm">
              <dc:creator>JR</dc:creator>
              <dc:date>2015-07-07T00:00:00</dc:date>
              <text:p text:style-name="P2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1" svg:width="2.899cm" svg:height="0.991cm" svg:x="76.054cm" svg:y="9.703cm" draw:caption-point-x="1.295cm" draw:caption-point-y="1.588cm">
              <dc:creator>JR</dc:creator>
              <dc:date>2015-06-23T00:00:00</dc:date>
              <text:p text:style-name="P2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1" svg:width="1.688cm" svg:height="1.386cm" svg:x="107.15cm" svg:y="12.104cm" draw:caption-point-x="1.813cm" draw:caption-point-y="-0.813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2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1:.FE21])" office:value-type="float" office:value="2.5">
            <text:p>2,5</text:p>
          </table:table-cell>
          <table:table-cell table:style-name="ce7" table:number-columns-repeated="151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51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2:.FE22])" office:value-type="float" office:value="28">
            <text:p>28,0</text:p>
          </table:table-cell>
          <table:table-cell table:style-name="ce7" table:number-columns-repeated="123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55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3:.FE23])" office:value-type="float" office:value="51.5">
            <text:p>51,5</text:p>
          </table:table-cell>
          <table:table-cell table:style-name="ce7" table:number-columns-repeated="9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60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4:.FE24])" office:value-type="float" office:value="64">
            <text:p>64,0</text:p>
          </table:table-cell>
          <table:table-cell table:style-name="ce7" table:number-columns-repeated="18"/>
          <table:table-cell table:style-name="ce7" office:value-type="float" office:value="1.5">
            <office:annotation office:display="true" draw:style-name="gr2" draw:text-style-name="P1" svg:width="2.899cm" svg:height="0.991cm" svg:x="48.604cm" svg:y="13.554cm" draw:caption-point-x="-0.61cm" draw:caption-point-y="1.5cm">
              <dc:creator>JR</dc:creator>
              <dc:date>2015-07-06T00:00:00</dc:date>
              <text:p text:style-name="P2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60.388cm" svg:y="14.166cm" draw:caption-point-x="1.154cm" draw:caption-point-y="0.888cm">
              <dc:creator>JR</dc:creator>
              <dc:date>2015-06-30T00:00:00</dc:date>
              <text:p text:style-name="P2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107.738cm" svg:y="14.296cm" draw:caption-point-x="1.225cm" draw:caption-point-y="0.758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60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5:.FE25])" office:value-type="float" office:value="93">
            <text:p>93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9.533cm" svg:y="14.411cm" draw:caption-point-x="0.072cm" draw:caption-point-y="1.463cm">
              <dc:creator>JR</dc:creator>
              <dc:date>2015-07-23T00:00:00</dc:date>
              <text:p text:style-name="P1">R fun Thib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23.905cm" svg:y="14.414cm" draw:caption-point-x="1.507cm" draw:caption-point-y="1.46cm">
              <dc:creator>JR</dc:creator>
              <dc:date>2015-07-16T00:00:00</dc:date>
              <text:p text:style-name="P2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1" svg:width="2.899cm" svg:height="0.991cm" svg:x="28.28cm" svg:y="14.369cm" draw:caption-point-x="-0.61cm" draw:caption-point-y="1.505cm">
              <dc:creator>JR</dc:creator>
              <dc:date>2015-07-15T00:00:00</dc:date>
              <text:p text:style-name="P2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44.582cm" svg:y="16.952cm" draw:caption-point-x="1.154cm" draw:caption-point-y="-1.078cm">
              <dc:creator>JR</dc:creator>
              <dc:date>2015-07-07T00:00:00</dc:date>
              <text:p text:style-name="P2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1" svg:width="2.899cm" svg:height="1.781cm" svg:x="52.556cm" svg:y="13.857cm" draw:caption-point-x="2.212cm" draw:caption-point-y="2.017cm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55.871cm" svg:y="14.562cm" draw:caption-point-x="1.155cm" draw:caption-point-y="1.312cm">
              <dc:creator>JR</dc:creator>
              <dc:date>2015-07-02T00:00:00</dc:date>
              <text:p text:style-name="P2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56.53cm" svg:y="16.909cm" draw:caption-point-x="2.754cm" draw:caption-point-y="-1.035cm">
              <dc:creator>JR</dc:creator>
              <dc:date>2015-07-02T00:00:00</dc:date>
              <text:p text:style-name="P2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59.895cm" svg:y="16.886cm" draw:caption-point-x="1.647cm" draw:caption-point-y="-1.012cm">
              <dc:creator>JR</dc:creator>
              <dc:date>2015-06-30T00:00:00</dc:date>
              <text:p text:style-name="P2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899cm" svg:height="0.991cm" svg:x="75.466cm" svg:y="14.615cm" draw:caption-point-x="1.883cm" draw:caption-point-y="1.259cm">
              <dc:creator>JR</dc:creator>
              <dc:date>2015-06-23T00:00:00</dc:date>
              <text:p text:style-name="P2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158cm" svg:height="0.991cm" svg:x="90.826cm" svg:y="14.901cm" draw:caption-point-x="2.33cm" draw:caption-point-y="0.973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104.21cm" svg:y="14.95cm" draw:caption-point-x="2.495cm" draw:caption-point-y="0.924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198.698cm" svg:y="15.672cm" draw:caption-point-x="0.59cm" draw:caption-point-y="0.202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60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6:.FE26])" office:value-type="float" office:value="83.5">
            <text:p>83,5</text:p>
          </table:table-cell>
          <table:table-cell table:style-name="ce7" table:number-columns-repeated="14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53.332cm" svg:y="17.798cm" draw:caption-point-x="1.436cm" draw:caption-point-y="-1.103cm">
              <dc:creator>JR</dc:creator>
              <dc:date>2015-07-03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91.202cm" svg:y="17.712cm" draw:caption-point-x="1.954cm" draw:caption-point-y="-1.017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104.374cm" svg:y="17.553cm" draw:caption-point-x="2.331cm" draw:caption-point-y="-0.858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60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7:.FE27])" office:value-type="float" office:value="4">
            <text:p>4,0</text:p>
          </table:table-cell>
          <table:table-cell table:style-name="ce7" table:number-columns-repeated="135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60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8:.FE28])" office:value-type="float" office:value="16.5">
            <text:p>16,5</text:p>
          </table:table-cell>
          <table:table-cell table:style-name="ce7" table:number-columns-repeated="6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194.064cm" svg:y="19.447cm" draw:caption-point-x="2.966cm" draw:caption-point-y="-1.111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60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9:.FE29])" office:value-type="float" office:value="73">
            <text:p>73,0</text:p>
          </table:table-cell>
          <table:table-cell table:style-name="ce7" table:number-columns-repeated="10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51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0:.FE30])" office:value-type="float" office:value="3.5">
            <text:p>3,5</text:p>
          </table:table-cell>
          <table:table-cell table:style-name="ce7" table:number-columns-repeated="105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6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91.5">
            <text:p>91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79">
            <text:p>79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3">
            <text:p>9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3.5">
            <text:p>83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3">
            <text:p>7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64">
            <text:p>764</text:p>
          </table:table-cell>
          <table:table-cell table:formula="of:=[TimeLog.B6]" office:value-type="float" office:value="761.5">
            <text:p>761,5</text:p>
          </table:table-cell>
          <table:table-cell table:formula="of:=[.B3]/[.A3]" office:value-type="float" office:value="0.996727748691099">
            <text:p>0,99672774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4" office:value-type="date" office:date-value="2015-07-13">
            <text:p>13/07/15</text:p>
          </table:table-cell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3">
            <text:p>3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23" table:formula="of:=SUM([TimeLog.Y9:.BJ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23" table:formula="of:=SUM([TimeLog.Y10:.BJ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23" table:formula="of:=SUM([TimeLog.Y11:.BJ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23" table:formula="of:=SUM([TimeLog.Y12:.BJ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23" table:formula="of:=SUM([TimeLog.Y13:.BJ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23" table:formula="of:=SUM([TimeLog.Y14:.BJ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23" table:formula="of:=SUM([TimeLog.Y15:.BJ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23" table:formula="of:=SUM([TimeLog.Y16:.BJ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23" table:formula="of:=SUM([TimeLog.Y17:.BJ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23" table:formula="of:=SUM([TimeLog.Y18:.BJ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23" table:formula="of:=SUM([TimeLog.Y19:.BJ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23" table:formula="of:=SUM([TimeLog.Y20:.BJ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23" table:formula="of:=SUM([TimeLog.Y21:.BJ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Y22:.BJ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23" table:formula="of:=SUM([TimeLog.Y23:.BJ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23" table:formula="of:=SUM([TimeLog.Y24:.BJ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23" table:formula="of:=SUM([TimeLog.Y25:.BJ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23" table:formula="of:=SUM([TimeLog.Y26:.BJ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23" table:formula="of:=SUM([TimeLog.Y27:.BJ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23" table:formula="of:=SUM([TimeLog.Y28:.BJ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23" table:formula="of:=SUM([TimeLog.Y29:.BJ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23" table:formula="of:=SUM([TimeLog.Y30:.BJ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23" table:formula="of:=SUM([TimeLog.Y31:.BJ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3" table:formula="of:=SUM([TimeLog.Y32:.BJ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3" table:formula="of:=SUM([TimeLog.Y33:.BJ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3" table:formula="of:=SUM([TimeLog.Y34:.BJ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5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61">
            <text:p>16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23/07/2015</text:date>, <text:time>20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23T20:35:17</dc:date>
    <dc:creator>Juste Raimbault</dc:creator>
    <meta:editing-duration>P15DT1H41M24S</meta:editing-duration>
    <meta:editing-cycles>404</meta:editing-cycles>
    <meta:generator>OpenOffice/4.1.1$Unix OpenOffice.org_project/411m6$Build-9775</meta:generator>
    <meta:document-statistic meta:table-count="7" meta:cell-count="3844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E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E6" chart:class="chart:bar">
            <chart:data-point chart:repeated="1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F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